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9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rabola" table:style-name="ta1" table:print="false">
        <table:table-column table:style-name="co1" table:number-columns-repeated="11" table:default-cell-style-name="Default"/>
        <table:table-row table:style-name="ro1">
          <table:table-cell office:value-type="float" office:value="-23.66">
            <text:p>-23,66</text:p>
          </table:table-cell>
          <table:table-cell office:value-type="float" office:value="-28.57">
            <text:p>-28,57</text:p>
          </table:table-cell>
          <table:table-cell office:value-type="float" office:value="-79.01">
            <text:p>-79,01</text:p>
          </table:table-cell>
          <table:table-cell table:style-name="ce1" office:value-type="float" office:value="-9375">
            <text:p>-9 375</text:p>
          </table:table-cell>
          <table:table-cell office:value-type="float" office:value="-128.1">
            <text:p>-128,1</text:p>
          </table:table-cell>
          <table:table-cell office:value-type="float" office:value="-36.6">
            <text:p>-36,6</text:p>
          </table:table-cell>
          <table:table-cell office:value-type="float" office:value="-30.35">
            <text:p>-30,35</text:p>
          </table:table-cell>
          <table:table-cell office:value-type="float" office:value="-129.9">
            <text:p>-129,9</text:p>
          </table:table-cell>
          <table:table-cell office:value-type="float" office:value="-127.2">
            <text:p>-127,2</text:p>
          </table:table-cell>
          <table:table-cell office:value-type="float" office:value="-152.2">
            <text:p>-152,2</text:p>
          </table:table-cell>
          <table:table-cell office:value-type="float" office:value="125.4">
            <text:p>125,4</text:p>
          </table:table-cell>
        </table:table-row>
        <table:table-row table:style-name="ro1">
          <table:table-cell table:style-name="ce1" office:value-type="float" office:value="-4339">
            <text:p>-4 339</text:p>
          </table:table-cell>
          <table:table-cell office:value-type="float" office:value="18.28">
            <text:p>18,28</text:p>
          </table:table-cell>
          <table:table-cell office:value-type="float" office:value="60.3">
            <text:p>60,3</text:p>
          </table:table-cell>
          <table:table-cell office:value-type="float" office:value="-20.62">
            <text:p>-20,62</text:p>
          </table:table-cell>
          <table:table-cell office:value-type="float" office:value="139.1">
            <text:p>139,1</text:p>
          </table:table-cell>
          <table:table-cell office:value-type="float" office:value="-28.53">
            <text:p>-28,53</text:p>
          </table:table-cell>
          <table:table-cell table:style-name="ce1" office:value-type="float" office:value="-9928">
            <text:p>-9 928</text:p>
          </table:table-cell>
          <table:table-cell office:value-type="float" office:value="99.19">
            <text:p>99,19</text:p>
          </table:table-cell>
          <table:table-cell office:value-type="float" office:value="83.37">
            <text:p>83,37</text:p>
          </table:table-cell>
          <table:table-cell office:value-type="float" office:value="199">
            <text:p>199</text:p>
          </table:table-cell>
          <table:table-cell office:value-type="float" office:value="101.1">
            <text:p>101,1</text:p>
          </table:table-cell>
        </table:table-row>
        <table:table-row table:style-name="ro1">
          <table:table-cell office:value-type="float" office:value="630.1">
            <text:p>630,1</text:p>
          </table:table-cell>
          <table:table-cell office:value-type="float" office:value="578">
            <text:p>578</text:p>
          </table:table-cell>
          <table:table-cell office:value-type="float" office:value="490.3">
            <text:p>490,3</text:p>
          </table:table-cell>
          <table:table-cell office:value-type="float" office:value="540.7">
            <text:p>540,7</text:p>
          </table:table-cell>
          <table:table-cell office:value-type="float" office:value="575.2">
            <text:p>575,2</text:p>
          </table:table-cell>
          <table:table-cell office:value-type="float" office:value="566.3">
            <text:p>566,3</text:p>
          </table:table-cell>
          <table:table-cell office:value-type="float" office:value="583.4">
            <text:p>583,4</text:p>
          </table:table-cell>
          <table:table-cell office:value-type="float" office:value="580.5">
            <text:p>580,5</text:p>
          </table:table-cell>
          <table:table-cell office:value-type="float" office:value="662.4">
            <text:p>662,4</text:p>
          </table:table-cell>
          <table:table-cell office:value-type="float" office:value="598.6">
            <text:p>598,6</text:p>
          </table:table-cell>
          <table:table-cell table:style-name="ce2" office:value-type="float" office:value="615.7">
            <text:p>615,7</text:p>
          </table:table-cell>
        </table:table-row>
        <table:table-row table:style-name="ro1" table:number-rows-repeated="1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arabola_human" table:style-name="ta1" table:print="false"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Y = ax^2 + bx + c</text:p>
          </table:table-cell>
          <table:table-cell office:value-type="string">
            <text:p>sample1</text:p>
          </table:table-cell>
          <table:table-cell office:value-type="string">
            <text:p>sample2</text:p>
          </table:table-cell>
          <table:table-cell office:value-type="string">
            <text:p>sample3</text:p>
          </table:table-cell>
          <table:table-cell office:value-type="string">
            <text:p>sample4</text:p>
          </table:table-cell>
          <table:table-cell office:value-type="string">
            <text:p>sample5</text:p>
          </table:table-cell>
          <table:table-cell office:value-type="string">
            <text:p>sample6</text:p>
          </table:table-cell>
          <table:table-cell office:value-type="string">
            <text:p>sample7</text:p>
          </table:table-cell>
          <table:table-cell office:value-type="string">
            <text:p>sample8</text:p>
          </table:table-cell>
          <table:table-cell office:value-type="string">
            <text:p>sample9</text:p>
          </table:table-cell>
          <table:table-cell office:value-type="string">
            <text:p>sample10</text:p>
          </table:table-cell>
          <table:table-cell office:value-type="string">
            <text:p>sample1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-23.66">
            <text:p>-23,66</text:p>
          </table:table-cell>
          <table:table-cell office:value-type="float" office:value="-28.57">
            <text:p>-28,57</text:p>
          </table:table-cell>
          <table:table-cell office:value-type="float" office:value="-79.01">
            <text:p>-79,01</text:p>
          </table:table-cell>
          <table:table-cell table:style-name="ce1" office:value-type="float" office:value="-9375">
            <text:p>-9 375</text:p>
          </table:table-cell>
          <table:table-cell office:value-type="float" office:value="-128.1">
            <text:p>-128,1</text:p>
          </table:table-cell>
          <table:table-cell office:value-type="float" office:value="-36.6">
            <text:p>-36,6</text:p>
          </table:table-cell>
          <table:table-cell office:value-type="float" office:value="-30.35">
            <text:p>-30,35</text:p>
          </table:table-cell>
          <table:table-cell office:value-type="float" office:value="-129.9">
            <text:p>-129,9</text:p>
          </table:table-cell>
          <table:table-cell office:value-type="float" office:value="-127.2">
            <text:p>-127,2</text:p>
          </table:table-cell>
          <table:table-cell office:value-type="float" office:value="-152.2">
            <text:p>-152,2</text:p>
          </table:table-cell>
          <table:table-cell office:value-type="float" office:value="125.4">
            <text:p>125,4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1" office:value-type="float" office:value="-4339">
            <text:p>-4 339</text:p>
          </table:table-cell>
          <table:table-cell office:value-type="float" office:value="18.28">
            <text:p>18,28</text:p>
          </table:table-cell>
          <table:table-cell office:value-type="float" office:value="60.3">
            <text:p>60,3</text:p>
          </table:table-cell>
          <table:table-cell office:value-type="float" office:value="-20.62">
            <text:p>-20,62</text:p>
          </table:table-cell>
          <table:table-cell office:value-type="float" office:value="139.1">
            <text:p>139,1</text:p>
          </table:table-cell>
          <table:table-cell office:value-type="float" office:value="-28.53">
            <text:p>-28,53</text:p>
          </table:table-cell>
          <table:table-cell table:style-name="ce1" office:value-type="float" office:value="-9928">
            <text:p>-9 928</text:p>
          </table:table-cell>
          <table:table-cell office:value-type="float" office:value="99.19">
            <text:p>99,19</text:p>
          </table:table-cell>
          <table:table-cell office:value-type="float" office:value="83.37">
            <text:p>83,37</text:p>
          </table:table-cell>
          <table:table-cell office:value-type="float" office:value="199">
            <text:p>199</text:p>
          </table:table-cell>
          <table:table-cell office:value-type="float" office:value="101.1">
            <text:p>101,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30.1">
            <text:p>630,1</text:p>
          </table:table-cell>
          <table:table-cell office:value-type="float" office:value="578">
            <text:p>578</text:p>
          </table:table-cell>
          <table:table-cell office:value-type="float" office:value="490.3">
            <text:p>490,3</text:p>
          </table:table-cell>
          <table:table-cell office:value-type="float" office:value="540.7">
            <text:p>540,7</text:p>
          </table:table-cell>
          <table:table-cell office:value-type="float" office:value="575.2">
            <text:p>575,2</text:p>
          </table:table-cell>
          <table:table-cell office:value-type="float" office:value="566.3">
            <text:p>566,3</text:p>
          </table:table-cell>
          <table:table-cell office:value-type="float" office:value="583.4">
            <text:p>583,4</text:p>
          </table:table-cell>
          <table:table-cell office:value-type="float" office:value="580.5">
            <text:p>580,5</text:p>
          </table:table-cell>
          <table:table-cell office:value-type="float" office:value="662.4">
            <text:p>662,4</text:p>
          </table:table-cell>
          <table:table-cell office:value-type="float" office:value="598.6">
            <text:p>598,6</text:p>
          </table:table-cell>
          <table:table-cell office:value-type="float" office:value="615.7">
            <text:p>615,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text> </number:text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1P0"/>
    </number:currency-style>
    <number:number-style style:name="N132P0" style:volatile="true">
      <number:text> </number:text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р. </number:text>
    </number:number-style>
    <number:number-style style:name="N133P1" style:volatile="true">
      <number:text>-</number:text>
      <number:number number:decimal-places="0" number:min-integer-digits="1" number:grouping="true"/>
      <number:text>р. </number:text>
    </number:number-style>
    <number:number-style style:name="N133P2" style:volatile="true">
      <number:text> -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text> </number:text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number:number number:decimal-places="0" number:min-integer-digits="1" number:grouping="true"/>
      <number:text> € </number:text>
    </number:number-style>
    <number:number-style style:name="N141P2" style:volatile="true">
      <number:text> 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.03.2010</text:date>, <text:time>12:24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11:59:53.81</meta:creation-date>
    <dc:date>2010-03-25T12:24:46.37</dc:date>
    <meta:editing-duration>PT00H24M49S</meta:editing-duration>
    <meta:editing-cycles>13</meta:editing-cycles>
    <meta:generator>OpenOffice.org/3.2$Win32 OpenOffice.org_project/320m12$Build-9483</meta:generator>
    <meta:document-statistic meta:table-count="2" meta:cell-count="81" meta:object-count="0"/>
  </office:meta>
</office:document-meta>
</file>